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table:number-columns-repeated="16380"/>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table:number-columns-repeated="16380"/>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table:number-columns-repeated="16380"/>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table:number-columns-repeated="16380"/>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have any progress.</text:p>
          </table:table-cell>
          <table:table-cell table:number-columns-repeated="16380"/>
        </table:table-row>
        <table:table-row table:style-name="ro1" table:number-rows-repeated="1048498">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2">00/00/0000</text:date>, <text:time style:data-style-name="N2" text:time-value="23:53:33.84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22T23:56:59.806000000</dc:date>
    <meta:editing-duration>PT11H12M25S</meta:editing-duration>
    <meta:editing-cycles>274</meta:editing-cycles>
    <meta:document-statistic meta:table-count="1" meta:cell-count="307" meta:object-count="0"/>
  </office:meta>
</office:document-meta>
</file>